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courir<text:line-break/>comme on se promène<text:line-break/>lever le pied lever la tête<text:line-break/>ralentir et<text:line-break/>tourner une fois<text:line-break/>deux fois<text:line-break/>de plus à gauche<text:line-break/>agrandir<text:line-break/>l'angle laisser tomber les<text:line-break/>œillères les mesures les cons<text:line-break/>les pets et les titions<text:line-break/>je cours pour mon plaisir pour<text:line-break/>donner de l'élan au désir<text:line-break/>de la souplesse à mes pensées<text:line-break/>fluides sillonnent entre les zones<text:line-break/>résidentielles les pépinières<text:line-break/>les peupliers et les<text:line-break/>cumulo-nimbus ailés<text:line-break/>portés par le vent le vent le souffle<text:line-break/>l'air<text:line-break/>qui n'a que faire<text:line-break/>des performances et des progrès<text:line-break/>mais<text:line-break/>la joie du rythme<text:line-break/>la confiance de la foulée régulière<text:line-break/>la respiration en guise de fondation<text:line-break/>comme une contrebasse<text:line-break/>un métronome<text:line-break/>précis juste ce qu'il faut<text:line-break/>pour s'offrir quelques variations<text:line-break/>courir<text:line-break/>comme on médite<text:line-break/>comme on apprend<text:line-break/>encore<text:line-break/>à viv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Titre_20_1_20_bibliogen" style:display-name="Titre 1 bibliogen" style:family="paragraph" style:parent-style-name="Standard" style:class="text">
      <style:paragraph-properties fo:margin-top="0.101cm" fo:margin-bottom="0.199cm"/>
      <style:text-properties style:text-underline-style="solid" style:text-underline-width="auto" style:text-underline-color="font-color" fo:font-weight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  <style:text-properties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Standard_20_page_20_bibliogen" style:display-name="Standard page bibliogen" style:page-layout-name="Mpm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3T12:07:44</meta:creation-date>
    <dc:title>poesie</dc:title>
    <meta:editing-duration>PT00H30M20S</meta:editing-duration>
    <meta:editing-cycles>2</meta:editing-cycles>
    <meta:generator>OpenOffice.org/3.2$Linux OpenOffice.org_project/320m12$Build-9483</meta:generator>
    <meta:initial-creator>iGor </meta:initial-creator>
    <meta:document-statistic meta:table-count="0" meta:image-count="0" meta:object-count="0" meta:page-count="1" meta:paragraph-count="1" meta:word-count="127" meta:character-count="734"/>
    <dc:date>2010-09-13T13:08:25</dc:date>
    <dc:creator>iGor </dc:creator>
    <meta:template xlink:type="simple" xlink:actuate="onRequest" xlink:title="poesie" xlink:href="../poesie.ott" meta:date="2010-09-13T12:07:44"/>
  </office:meta>
</office:document-meta>
</file>